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87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0.635cm" svg:x="10.26cm" svg:y="1.37cm">
          <text:p text:style-name="P1"><text:span text:style-name="T1">InputStrea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0.635cm" svg:x="4.545cm" svg:y="1.37cm">
          <text:p text:style-name="P1"><text:span text:style-name="T1">InputOutputStrea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085cm" svg:y1="0.735cm" svg:x2="7.085cm" svg:y2="1.37cm">
          <text:p/>
        </draw:line>
        <draw:line draw:style-name="gr2" draw:text-style-name="P3" draw:layer="layout" svg:x1="12.165cm" svg:y1="0.735cm" svg:x2="12.165cm" svg:y2="1.37cm">
          <text:p/>
        </draw:line>
        <draw:custom-shape draw:style-name="gr1" draw:text-style-name="P2" draw:layer="layout" svg:width="5.08cm" svg:height="0.635cm" svg:x="4.545cm" svg:y="2.64cm">
          <text:p text:style-name="P1"><text:span text:style-name="T1">Strea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085cm" svg:y1="2.005cm" svg:x2="7.085cm" svg:y2="2.64cm">
          <text:p/>
        </draw:line>
        <draw:custom-shape draw:style-name="gr1" draw:text-style-name="P2" draw:layer="layout" svg:width="3.81cm" svg:height="0.635cm" svg:x="0.1cm" svg:y="1.37cm">
          <text:p text:style-name="P1"><text:span text:style-name="T1">Directory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005cm" svg:y1="0.735cm" svg:x2="2.005cm" svg:y2="1.37cm">
          <text:p/>
        </draw:line>
        <draw:custom-shape draw:style-name="gr1" draw:text-style-name="P2" draw:layer="layout" svg:width="3.81cm" svg:height="0.635cm" svg:x="0.1cm" svg:y="2.64cm">
          <text:p text:style-name="P1"><text:span text:style-name="T1">Propertie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005cm" svg:y1="2.005cm" svg:x2="2.005cm" svg:y2="2.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6.08cm" fo:page-height="3.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7-02T12:47:51</meta:creation-date>
    <dc:creator>Jean Louis Faucher</dc:creator>
    <dc:date>2009-12-12T23:21:53.46</dc:date>
    <dc:language>en-US</dc:language>
    <meta:editing-cycles>6</meta:editing-cycles>
    <meta:editing-duration>PT00H08M35S</meta:editing-duration>
    <meta:document-statistic meta:object-count="11"/>
    <meta:user-defined meta:name="Info 1"/>
    <meta:user-defined meta:name="Info 2"/>
    <meta:user-defined meta:name="Info 3"/>
    <meta:user-defined meta:name="Info 4"/>
  </office:meta>
</office:document-meta>
</file>